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, sans-serif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style:text-underline-style="solid" style:text-underline-width="auto" style:text-underline-color="font-color"/>
    </style:style>
    <style:style style:name="P3" style:family="paragraph" style:parent-style-name="Standard">
      <style:text-properties style:font-name="Calibri" style:text-underline-style="solid" style:text-underline-width="auto" style:text-underline-color="font-color" officeooo:rsid="000bb90e" officeooo:paragraph-rsid="000bb90e"/>
    </style:style>
    <style:style style:name="P4" style:family="paragraph" style:parent-style-name="Standard">
      <style:text-properties style:font-name="Calibri" style:text-underline-style="none" officeooo:rsid="000bb90e" officeooo:paragraph-rsid="000bb90e"/>
    </style:style>
    <style:style style:name="P5" style:family="paragraph" style:parent-style-name="Standard">
      <style:text-properties style:font-name="Calibri" style:text-underline-style="none" officeooo:rsid="000d31f1" officeooo:paragraph-rsid="000d31f1"/>
    </style:style>
    <style:style style:name="P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officeooo:rsid="000cdd9d" officeooo:paragraph-rsid="000d31f1"/>
    </style:style>
    <style:style style:name="P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officeooo:rsid="000cdd9d" officeooo:paragraph-rsid="00146cd5"/>
    </style:style>
    <style:style style:name="P8" style:family="paragraph" style:parent-style-name="Standard">
      <style:text-properties style:font-name="Calibri" officeooo:rsid="000efad5" officeooo:paragraph-rsid="000efad5"/>
    </style:style>
    <style:style style:name="P9" style:family="paragraph" style:parent-style-name="Standard">
      <style:text-properties style:font-name="Calibri" fo:font-size="11pt" fo:font-style="italic" style:text-underline-style="none" fo:font-weight="bold" officeooo:rsid="001016ba" officeooo:paragraph-rsid="001016ba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1pt" fo:font-style="italic" style:text-underline-style="none" fo:font-weight="bold" officeooo:rsid="001016ba" officeooo:paragraph-rsid="00146cd5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text-properties style:font-name="Calibri" fo:font-size="11pt" fo:font-style="italic" style:text-underline-style="none" fo:font-weight="bold" officeooo:rsid="001016ba" officeooo:paragraph-rsid="00146cd5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Standard">
      <style:text-properties style:font-name="Calibri" fo:font-size="11pt" fo:font-style="italic" style:text-underline-style="solid" style:text-underline-width="auto" style:text-underline-color="font-color" fo:font-weight="bold" officeooo:rsid="001016ba" officeooo:paragraph-rsid="00146cd5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officeooo:rsid="000cdd9d" officeooo:paragraph-rsid="001016ba" style:font-size-asian="12pt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officeooo:rsid="000cdd9d" officeooo:paragraph-rsid="0011cb14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officeooo:rsid="000cdd9d" officeooo:paragraph-rsid="00146cd5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style="normal" style:text-underline-style="none" fo:font-weight="normal" officeooo:rsid="000cdd9d" officeooo:paragraph-rsid="001016b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style="normal" style:text-underline-style="none" fo:font-weight="normal" officeooo:rsid="000cdd9d" officeooo:paragraph-rsid="0011cb1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style="normal" style:text-underline-style="none" fo:font-weight="normal" officeooo:rsid="000cdd9d" officeooo:paragraph-rsid="00146cd5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Calibri" fo:font-size="11pt" fo:letter-spacing="-0.016cm" fo:language="es" fo:country="ES" fo:font-style="italic" style:text-underline-style="none" fo:font-weight="bold" officeooo:rsid="001016ba" officeooo:paragraph-rsid="0011cb14" fo:background-color="transparent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ff0000" loext:opacity="100%" style:font-name="Calibri" fo:font-size="11pt" fo:font-style="normal" style:text-underline-style="none" fo:font-weight="normal" officeooo:rsid="00146cd5" officeooo:paragraph-rsid="00146cd5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tyle="italic" officeooo:rsid="000cdd9d" officeooo:paragraph-rsid="000cdd9d" style:font-style-asian="italic" style:font-style-complex="italic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tyle="italic" officeooo:rsid="000cdd9d" officeooo:paragraph-rsid="000d31f1" style:font-style-asian="italic" style:font-style-complex="italic"/>
    </style:style>
    <style:style style:name="P2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tyle="italic" officeooo:rsid="000cdd9d" officeooo:paragraph-rsid="00146cd5" style:font-style-asian="italic" style:font-style-complex="italic"/>
    </style:style>
    <style:style style:name="P2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1pt" fo:font-style="italic" style:text-underline-style="none" fo:font-weight="normal" officeooo:rsid="000cdd9d" officeooo:paragraph-rsid="001016ba" style:font-size-asian="11pt" style:font-style-asian="italic" style:font-weight-asian="normal" style:font-size-complex="11pt" style:font-style-complex="italic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1pt" fo:font-style="italic" style:text-underline-style="none" fo:font-weight="bold" officeooo:rsid="001016ba" officeooo:paragraph-rsid="001768ea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Standard">
      <style:text-properties style:font-name="Calibri" fo:font-size="11pt" fo:font-style="italic" style:text-underline-style="solid" style:text-underline-width="auto" style:text-underline-color="font-color" fo:font-weight="bold" officeooo:rsid="001016ba" officeooo:paragraph-rsid="001768ea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Standard">
      <style:text-properties style:font-name="Calibri" fo:font-size="11pt" fo:font-style="italic" style:text-underline-style="solid" style:text-underline-width="auto" style:text-underline-color="font-color" fo:font-weight="bold" officeooo:rsid="001016ba" officeooo:paragraph-rsid="001db308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style="italic" style:text-underline-style="none" fo:font-weight="normal" officeooo:rsid="000cdd9d" officeooo:paragraph-rsid="0011cb14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style="italic" style:text-underline-style="none" fo:font-weight="normal" officeooo:rsid="000cdd9d" officeooo:paragraph-rsid="0018f5e4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style="normal" style:text-underline-style="none" fo:font-weight="normal" officeooo:rsid="000cdd9d" officeooo:paragraph-rsid="001768ea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style="normal" style:text-underline-style="none" fo:font-weight="normal" officeooo:rsid="000cdd9d" officeooo:paragraph-rsid="0011cb14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style="normal" style:text-underline-style="none" fo:font-weight="normal" officeooo:rsid="000cdd9d" officeooo:paragraph-rsid="0017995b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style="normal" style:text-underline-style="none" fo:font-weight="normal" officeooo:rsid="0018f5e4" officeooo:paragraph-rsid="0018f5e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style="normal" style:text-underline-style="none" fo:font-weight="normal" officeooo:rsid="0018f5e4" officeooo:paragraph-rsid="0019c41f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style="normal" style:text-underline-style="none" fo:font-weight="normal" officeooo:rsid="0018f5e4" officeooo:paragraph-rsid="0019c41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style="normal" style:text-underline-style="none" fo:font-weight="normal" officeooo:rsid="0018f5e4" officeooo:paragraph-rsid="001a81dd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style="normal" style:text-underline-style="none" fo:font-weight="normal" officeooo:rsid="0018f5e4" officeooo:paragraph-rsid="001a81dd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style="normal" style:text-underline-style="none" fo:font-weight="normal" officeooo:rsid="0018f5e4" officeooo:paragraph-rsid="001b4380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style="normal" style:text-underline-style="none" fo:font-weight="normal" officeooo:rsid="0018f5e4" officeooo:paragraph-rsid="001f3ea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style="normal" style:text-underline-style="none" fo:font-weight="normal" officeooo:rsid="0018f5e4" officeooo:paragraph-rsid="002e2ffe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officeooo:rsid="000cdd9d" officeooo:paragraph-rsid="001768ea" style:font-size-asian="12pt" style:font-size-complex="12pt"/>
    </style:style>
    <style:style style:name="P42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officeooo:paragraph-rsid="001db308" style:font-size-asian="12pt" style:font-size-complex="12pt"/>
    </style:style>
    <style:style style:name="P43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officeooo:paragraph-rsid="001f3ea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weight="bold" officeooo:paragraph-rsid="0020e557" style:font-size-asian="10.5pt" style:font-weight-asian="bold" style:font-size-complex="12pt" style:font-weight-complex="bold"/>
    </style:style>
    <style:style style:name="P45" style:family="paragraph" style:parent-style-name="Standard">
      <style:text-properties style:font-name="Calibri" fo:font-weight="bold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weight="bold" officeooo:paragraph-rsid="0020e557" style:font-weight-asian="bold" style:font-weight-complex="bold"/>
    </style:style>
    <style:style style:name="P47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weight="bold" officeooo:paragraph-rsid="0022a15d" style:font-weight-asian="bold" style:font-weight-complex="bold"/>
    </style:style>
    <style:style style:name="P48" style:family="paragraph" style:parent-style-name="Standard">
      <style:text-properties style:font-name="Calibri"/>
    </style:style>
    <style:style style:name="P4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officeooo:paragraph-rsid="001db308"/>
    </style:style>
    <style:style style:name="P50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officeooo:paragraph-rsid="001db308"/>
    </style:style>
    <style:style style:name="P51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officeooo:paragraph-rsid="001f3eaf"/>
    </style:style>
    <style:style style:name="P52" style:family="paragraph" style:parent-style-name="Standard">
      <style:text-properties style:font-name="Calibri" officeooo:paragraph-rsid="001db308"/>
    </style:style>
    <style:style style:name="P53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Calibri" fo:font-size="11pt" fo:letter-spacing="-0.016cm" fo:language="es" fo:country="ES" fo:font-style="italic" style:text-underline-style="none" fo:font-weight="bold" officeooo:rsid="001016ba" officeooo:paragraph-rsid="0011cb14" fo:background-color="transparent" style:font-size-asian="11pt" style:font-style-asian="italic" style:font-weight-asian="bold" style:font-size-complex="11pt" style:font-style-complex="italic" style:font-weight-complex="bold"/>
    </style:style>
    <style:style style:name="P54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reak-before="page" fo:background-color="transparent" fo:padding="0.049cm" fo:border="none"/>
      <style:text-properties fo:color="#000000" loext:opacity="100%" style:font-name="Calibri" fo:font-size="11pt" fo:letter-spacing="-0.016cm" fo:language="es" fo:country="ES" fo:font-style="italic" style:text-underline-style="none" fo:font-weight="bold" officeooo:rsid="001016ba" officeooo:paragraph-rsid="0011cb14" fo:background-color="transparent" style:font-size-asian="11pt" style:font-style-asian="italic" style:font-weight-asian="bold" style:font-size-complex="11pt" style:font-style-complex="italic" style:font-weight-complex="bold"/>
    </style:style>
    <style:style style:name="P55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Calibri" fo:font-size="11pt" fo:letter-spacing="-0.016cm" fo:language="es" fo:country="ES" fo:font-style="italic" style:text-underline-style="none" fo:font-weight="bold" officeooo:rsid="001016ba" officeooo:paragraph-rsid="001768ea" fo:background-color="transparent" style:font-size-asian="11pt" style:font-style-asian="italic" style:font-weight-asian="bold" style:font-size-complex="11pt" style:font-style-complex="italic" style:font-weight-complex="bold"/>
    </style:style>
    <style:style style:name="P56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style="normal" style:text-underline-style="none" fo:font-weight="normal" officeooo:rsid="02e40a3a" officeooo:paragraph-rsid="001b438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017995b"/>
    </style:style>
    <style:style style:name="P58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01b4380"/>
    </style:style>
    <style:style style:name="P5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ff0000" loext:opacity="100%" style:font-name="Calibri" fo:font-size="11pt" fo:font-style="normal" style:text-underline-style="none" fo:font-weight="normal" officeooo:rsid="00146cd5" officeooo:paragraph-rsid="00146cd5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reak-before="page" fo:background-color="transparent" fo:padding="0.049cm" fo:border="none"/>
      <style:text-properties style:font-name="Tahoma" fo:font-weight="normal" officeooo:paragraph-rsid="001b4380" style:font-weight-asian="normal" style:font-weight-complex="normal"/>
    </style:style>
    <style:style style:name="P61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Tahoma" fo:font-weight="normal" officeooo:paragraph-rsid="001b4380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weight="bold" officeooo:paragraph-rsid="0020e557" style:font-size-asian="10.5pt" style:font-weight-asian="bold" style:font-size-complex="12pt" style:font-weight-complex="bold"/>
    </style:style>
    <style:style style:name="P63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weight="bold" officeooo:paragraph-rsid="0022a15d" style:font-size-asian="10.5pt" style:font-weight-asian="bold" style:font-size-complex="12pt" style:font-weight-complex="bold"/>
    </style:style>
    <style:style style:name="P64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weight="bold" officeooo:paragraph-rsid="002306a1" style:font-size-asian="10.5pt" style:font-weight-asian="bold" style:font-size-complex="12pt" style:font-weight-complex="bold"/>
    </style:style>
    <style:style style:name="P65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weight="bold" officeooo:paragraph-rsid="0024c0b2" style:font-size-asian="10.5pt" style:font-weight-asian="bold" style:font-size-complex="12pt" style:font-weight-complex="bold"/>
    </style:style>
    <style:style style:name="P66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weight="bold" officeooo:paragraph-rsid="0025ccfe" style:font-size-asian="10.5pt" style:font-weight-asian="bold" style:font-size-complex="12pt" style:font-weight-complex="bold"/>
    </style:style>
    <style:style style:name="P67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weight="bold" officeooo:paragraph-rsid="0027a30f" style:font-size-asian="10.5pt" style:font-weight-asian="bold" style:font-size-complex="12pt" style:font-weight-complex="bold"/>
    </style:style>
    <style:style style:name="P68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weight="bold" officeooo:paragraph-rsid="002c1514" style:font-size-asian="10.5pt" style:font-weight-asian="bold" style:font-size-complex="12pt" style:font-weight-complex="bold"/>
    </style:style>
    <style:style style:name="P69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weight="bold" officeooo:paragraph-rsid="002c1514" style:font-size-asian="10.5pt" style:font-weight-asian="bold" style:font-size-complex="12pt" style:font-weight-complex="bold"/>
    </style:style>
    <style:style style:name="P70" style:family="paragraph" style:parent-style-name="Standard">
      <loext:graphic-properties draw:fill="none" draw:fill-hatch-name="hatch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style:font-name="Calibri" fo:font-size="12pt" fo:font-weight="bold" officeooo:paragraph-rsid="002ccc6c" style:font-size-asian="10.5pt" style:font-weight-asian="bold" style:font-size-complex="12pt" style:font-weight-complex="bold"/>
    </style:style>
    <style:style style:name="T1" style:family="text">
      <style:text-properties officeooo:rsid="000bb90e"/>
    </style:style>
    <style:style style:name="T2" style:family="text">
      <style:text-properties fo:color="#000000" loext:opacity="100%" fo:letter-spacing="-0.016cm" fo:language="es" fo:country="ES" fo:background-color="transparent" loext:char-shading-value="0"/>
    </style:style>
    <style:style style:name="T3" style:family="text">
      <style:text-properties fo:color="#000000" loext:opacity="100%" fo:letter-spacing="-0.016cm" fo:language="es" fo:country="ES" officeooo:rsid="001768ea" fo:background-color="transparent" loext:char-shading-value="0"/>
    </style:style>
    <style:style style:name="T4" style:family="text">
      <style:text-properties fo:color="#000000" loext:opacity="100%" fo:letter-spacing="-0.016cm" fo:language="es" fo:country="ES" fo:font-weight="normal" officeooo:rsid="037aff1f" fo:background-color="transparent" loext:char-shading-value="0" style:font-weight-asian="normal" style:font-weight-complex="normal"/>
    </style:style>
    <style:style style:name="T5" style:family="text">
      <style:text-properties fo:color="#000000" loext:opacity="100%" fo:letter-spacing="-0.016cm" fo:language="es" fo:country="ES" fo:font-weight="normal" officeooo:rsid="001db308" fo:background-color="transparent" loext:char-shading-value="0" style:font-weight-asian="normal" style:font-weight-complex="normal"/>
    </style:style>
    <style:style style:name="T6" style:family="text">
      <style:text-properties fo:color="#000000" loext:opacity="100%" fo:letter-spacing="-0.016cm" fo:language="es" fo:country="ES" fo:font-weight="normal" officeooo:rsid="02a9ef69" fo:background-color="transparent" loext:char-shading-value="0" style:font-weight-asian="normal" style:font-weight-complex="normal"/>
    </style:style>
    <style:style style:name="T7" style:family="text">
      <style:text-properties fo:color="#000000" loext:opacity="100%" fo:letter-spacing="-0.016cm" fo:language="es" fo:country="ES" fo:font-weight="normal" officeooo:rsid="0020e557" fo:background-color="transparent" loext:char-shading-value="0" style:font-weight-asian="normal" style:font-weight-complex="normal"/>
    </style:style>
    <style:style style:name="T8" style:family="text">
      <style:text-properties fo:color="#000000" loext:opacity="100%" fo:letter-spacing="-0.016cm" fo:language="es" fo:country="ES" fo:font-style="italic" fo:font-weight="normal" officeooo:rsid="037aff1f" fo:background-color="transparent" loext:char-shading-value="0" style:font-style-asian="italic" style:font-weight-asian="normal" style:font-style-complex="italic" style:font-weight-complex="normal"/>
    </style:style>
    <style:style style:name="T9" style:family="text">
      <style:text-properties fo:color="#000000" loext:opacity="100%" fo:letter-spacing="-0.016cm" fo:language="es" fo:country="ES" fo:font-style="italic" fo:font-weight="normal" officeooo:rsid="001db308" fo:background-color="transparent" loext:char-shading-value="0" style:font-style-asian="italic" style:font-weight-asian="normal" style:font-style-complex="italic" style:font-weight-complex="normal"/>
    </style:style>
    <style:style style:name="T10" style:family="text">
      <style:text-properties fo:color="#000000" loext:opacity="100%" fo:letter-spacing="-0.016cm" fo:language="es" fo:country="ES" fo:font-style="italic" fo:font-weight="normal" officeooo:rsid="001f3eaf" fo:background-color="transparent" loext:char-shading-value="0" style:font-style-asian="italic" style:font-weight-asian="normal" style:font-style-complex="italic" style:font-weight-complex="normal"/>
    </style:style>
    <style:style style:name="T11" style:family="text">
      <style:text-properties fo:color="#000000" loext:opacity="100%" style:font-name="Tahoma" fo:letter-spacing="-0.016cm" fo:language="es" fo:country="ES" fo:font-weight="normal" officeooo:rsid="02a9ef69" fo:background-color="transparent" loext:char-shading-value="0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d31f1" style:font-style-asian="italic" style:font-style-complex="italic"/>
    </style:style>
    <style:style style:name="T14" style:family="text">
      <style:text-properties fo:font-style="italic" officeooo:rsid="0011cb14" style:font-style-asian="italic" style:font-style-complex="italic"/>
    </style:style>
    <style:style style:name="T15" style:family="text">
      <style:text-properties fo:font-style="italic" officeooo:rsid="00146cd5" style:font-style-asian="italic" style:font-style-complex="italic"/>
    </style:style>
    <style:style style:name="T16" style:family="text">
      <style:text-properties fo:font-style="italic" officeooo:rsid="001768ea" style:font-style-asian="italic" style:font-style-complex="italic"/>
    </style:style>
    <style:style style:name="T17" style:family="text">
      <style:text-properties officeooo:rsid="000cdd9d"/>
    </style:style>
    <style:style style:name="T18" style:family="text">
      <style:text-properties officeooo:rsid="000d31f1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0efad5"/>
    </style:style>
    <style:style style:name="T21" style:family="text">
      <style:text-properties officeooo:rsid="001016ba"/>
    </style:style>
    <style:style style:name="T22" style:family="text">
      <style:text-properties officeooo:rsid="0011cb14"/>
    </style:style>
    <style:style style:name="T23" style:family="text">
      <style:text-properties officeooo:rsid="00146cd5"/>
    </style:style>
    <style:style style:name="T24" style:family="text">
      <style:text-properties officeooo:rsid="001768ea"/>
    </style:style>
    <style:style style:name="T25" style:family="text">
      <style:text-properties style:font-name="Calibri" fo:font-weight="bold" style:font-weight-asian="bold" style:font-weight-complex="bold"/>
    </style:style>
    <style:style style:name="T26" style:family="text">
      <style:text-properties style:font-name="Calibri" fo:font-weight="bold" officeooo:rsid="001768ea" style:font-weight-asian="bold" style:font-weight-complex="bold"/>
    </style:style>
    <style:style style:name="T27" style:family="text">
      <style:text-properties style:font-name="Calibri" fo:font-weight="bold" officeooo:rsid="0020e557" style:font-weight-asian="bold" style:font-weight-complex="bold"/>
    </style:style>
    <style:style style:name="T28" style:family="text">
      <style:text-properties fo:font-variant="normal" fo:text-transform="none" fo:color="#ff0000" loext:opacity="100%" fo:font-size="11pt" fo:letter-spacing="normal" fo:font-style="italic" fo:font-weight="normal" officeooo:rsid="00146cd5" style:font-size-asian="11pt" style:font-style-asian="italic" style:font-weight-asian="normal" style:font-size-complex="11pt" style:font-style-complex="italic" style:font-weight-complex="normal"/>
    </style:style>
    <style:style style:name="T29" style:family="text">
      <style:text-properties fo:font-variant="normal" fo:text-transform="none" fo:color="#ff0000" loext:opacity="100%" fo:font-size="11pt" fo:letter-spacing="normal" fo:font-style="italic" fo:font-weight="normal" officeooo:rsid="0017995b" style:font-size-asian="11pt" style:font-style-asian="italic" style:font-weight-asian="normal" style:font-size-complex="11pt" style:font-style-complex="italic" style:font-weight-complex="normal"/>
    </style:style>
    <style:style style:name="T30" style:family="text">
      <style:text-properties fo:font-variant="normal" fo:text-transform="none" fo:color="#ff0000" loext:opacity="100%" fo:font-size="11pt" fo:letter-spacing="normal" fo:font-weight="normal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fo:color="#ff0000" loext:opacity="100%" fo:font-size="11pt" fo:letter-spacing="normal" fo:font-weight="normal" officeooo:rsid="0017995b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fo:color="#ff0000" loext:opacity="100%" fo:font-size="11pt" fo:letter-spacing="normal" fo:font-weight="normal" officeooo:rsid="00146cd5" style:font-size-asian="11pt" style:font-weight-asian="normal" style:font-size-complex="11pt" style:font-weight-complex="normal"/>
    </style:style>
    <style:style style:name="T33" style:family="text">
      <style:text-properties fo:font-variant="normal" fo:text-transform="none" fo:color="#ff0000" loext:opacity="100%" fo:font-size="11pt" fo:letter-spacing="normal" fo:font-weight="normal" officeooo:rsid="002cf984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fo:color="#ff0000" loext:opacity="100%" fo:font-size="11pt" fo:letter-spacing="normal" fo:font-weight="normal" officeooo:rsid="002e2ffe" style:font-size-asian="11pt" style:font-weight-asian="normal" style:font-size-complex="11pt" style:font-weight-complex="normal"/>
    </style:style>
    <style:style style:name="T35" style:family="text">
      <style:text-properties fo:font-variant="normal" fo:text-transform="none" fo:color="#ff0000" loext:opacity="100%" fo:font-size="11pt" fo:letter-spacing="normal" fo:font-style="normal" fo:font-weight="normal" officeooo:rsid="0017995b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fo:font-variant="normal" fo:text-transform="none" fo:color="#ff0000" loext:opacity="100%" fo:font-size="11pt" fo:letter-spacing="normal" fo:font-style="normal" fo:font-weight="normal" officeooo:rsid="00146cd5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fo:font-variant="normal" fo:text-transform="none" fo:color="#ff0000" loext:opacity="100%" fo:font-size="11pt" fo:letter-spacing="normal" fo:language="es" fo:country="ES" fo:font-weight="normal" officeooo:rsid="0017995b" fo:background-color="transparent" loext:char-shading-value="0" style:font-size-asian="11pt" style:font-weight-asian="normal" style:font-size-complex="11pt" style:font-weight-complex="normal"/>
    </style:style>
    <style:style style:name="T38" style:family="text">
      <style:text-properties fo:font-variant="normal" fo:text-transform="none" fo:color="#ff0000" loext:opacity="100%" fo:font-size="11pt" fo:letter-spacing="normal" fo:language="es" fo:country="ES" fo:font-weight="normal" officeooo:rsid="00146cd5" fo:background-color="transparent" loext:char-shading-value="0" style:font-size-asian="11pt" style:font-weight-asian="normal" style:font-size-complex="11pt" style:font-weight-complex="normal"/>
    </style:style>
    <style:style style:name="T39" style:family="text">
      <style:text-properties fo:font-variant="normal" fo:text-transform="none" fo:color="#ff0000" loext:opacity="100%" fo:font-size="11pt" fo:letter-spacing="normal" fo:language="es" fo:country="ES" fo:font-weight="normal" officeooo:rsid="001a81dd" fo:background-color="transparent" loext:char-shading-value="0" style:font-size-asian="11pt" style:font-weight-asian="normal" style:font-size-complex="11pt" style:font-weight-complex="normal"/>
    </style:style>
    <style:style style:name="T40" style:family="text">
      <style:text-properties fo:font-variant="normal" fo:text-transform="none" fo:color="#ff0000" loext:opacity="100%" fo:font-size="11pt" fo:letter-spacing="normal" fo:language="es" fo:country="ES" fo:font-weight="normal" officeooo:rsid="001b4380" fo:background-color="transparent" loext:char-shading-value="0" style:font-size-asian="11pt" style:font-weight-asian="normal" style:font-size-complex="11pt" style:font-weight-complex="normal"/>
    </style:style>
    <style:style style:name="T41" style:family="text">
      <style:text-properties fo:font-variant="normal" fo:text-transform="none" fo:color="#ff0000" loext:opacity="100%" fo:font-size="11pt" fo:letter-spacing="normal" fo:language="es" fo:country="ES" fo:font-weight="normal" officeooo:rsid="001f3eaf" fo:background-color="transparent" loext:char-shading-value="0" style:font-size-asian="11pt" style:font-weight-asian="normal" style:font-size-complex="11pt" style:font-weight-complex="normal"/>
    </style:style>
    <style:style style:name="T42" style:family="text">
      <style:text-properties fo:font-variant="normal" fo:text-transform="none" fo:color="#ff0000" loext:opacity="100%" style:font-name="Calibri" fo:font-size="11pt" fo:letter-spacing="normal" fo:font-style="normal" style:text-underline-style="none" fo:font-weight="normal" officeooo:rsid="0017995b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fo:font-variant="normal" fo:text-transform="none" fo:color="#ff0000" loext:opacity="100%" style:font-name="Calibri" fo:font-size="11pt" fo:letter-spacing="normal" fo:font-style="normal" style:text-underline-style="none" fo:font-weight="normal" officeooo:rsid="00146cd5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fo:font-variant="normal" fo:text-transform="none" fo:color="#ff0000" loext:opacity="100%" style:font-name="Calibri" fo:font-size="11pt" fo:letter-spacing="normal" fo:font-style="normal" style:text-underline-style="none" fo:font-weight="normal" officeooo:rsid="002cf984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fo:font-variant="normal" fo:text-transform="none" fo:color="#ff0000" loext:opacity="100%" style:font-name="Calibri" fo:font-size="11pt" fo:letter-spacing="normal" fo:font-style="normal" style:text-underline-style="none" fo:font-weight="normal" officeooo:rsid="002e2ffe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variant="normal" fo:text-transform="none" fo:color="#ff0000" loext:opacity="100%" style:font-name="Calibri" fo:font-size="11pt" fo:letter-spacing="normal" fo:language="es" fo:country="ES" fo:font-style="normal" style:text-underline-style="none" fo:font-weight="normal" officeooo:rsid="0017995b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fo:font-variant="normal" fo:text-transform="none" fo:color="#ff0000" loext:opacity="100%" style:font-name="Calibri" fo:font-size="11pt" fo:letter-spacing="normal" fo:language="es" fo:country="ES" fo:font-style="normal" style:text-underline-style="none" fo:font-weight="normal" officeooo:rsid="00146cd5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fo:font-variant="normal" fo:text-transform="none" fo:color="#ff0000" loext:opacity="100%" style:font-name="Calibri" fo:font-size="11pt" fo:letter-spacing="normal" fo:language="es" fo:country="ES" fo:font-style="normal" style:text-underline-style="none" fo:font-weight="normal" officeooo:rsid="001a81dd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fo:font-variant="normal" fo:text-transform="none" fo:color="#ff0000" loext:opacity="100%" style:font-name="Calibri" fo:font-size="11pt" fo:letter-spacing="normal" fo:language="es" fo:country="ES" fo:font-style="normal" style:text-underline-style="none" fo:font-weight="normal" officeooo:rsid="001b4380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fo:font-variant="normal" fo:text-transform="none" fo:color="#ff0000" loext:opacity="100%" style:font-name="Calibri" fo:font-size="11pt" fo:letter-spacing="normal" fo:language="es" fo:country="ES" fo:font-style="normal" style:text-underline-style="none" fo:font-weight="normal" officeooo:rsid="001f3eaf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51" style:family="text">
      <style:text-properties fo:font-variant="normal" fo:text-transform="none" fo:color="#ff0000" loext:opacity="100%" style:font-name="Calibri" fo:font-size="11pt" fo:letter-spacing="normal" fo:language="es" fo:country="ES" fo:font-style="normal" style:text-underline-style="none" fo:font-weight="normal" officeooo:rsid="002306a1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52" style:family="text">
      <style:text-properties fo:font-variant="normal" fo:text-transform="none" fo:color="#ff0000" loext:opacity="100%" style:font-name="Calibri" fo:font-size="11pt" fo:letter-spacing="normal" fo:language="es" fo:country="ES" fo:font-style="normal" style:text-underline-style="none" fo:font-weight="normal" officeooo:rsid="0024c0b2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53" style:family="text">
      <style:text-properties fo:font-variant="normal" fo:text-transform="none" fo:color="#ff0000" loext:opacity="100%" style:font-name="Calibri" fo:font-size="11pt" fo:letter-spacing="normal" fo:language="es" fo:country="ES" fo:font-style="normal" style:text-underline-style="none" fo:font-weight="normal" officeooo:rsid="0025ccf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variant="normal" fo:text-transform="none" fo:color="#ff0000" loext:opacity="100%" style:font-name="Calibri" fo:font-size="11pt" fo:letter-spacing="normal" fo:language="es" fo:country="ES" fo:font-style="normal" style:text-underline-style="none" fo:font-weight="normal" officeooo:rsid="0027a30f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variant="normal" fo:text-transform="none" fo:color="#ff0000" loext:opacity="100%" style:font-name="Calibri" fo:font-size="11pt" fo:letter-spacing="normal" fo:language="es" fo:country="ES" fo:font-style="normal" style:text-underline-style="none" fo:font-weight="normal" officeooo:rsid="002ccc6c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variant="normal" fo:text-transform="none" fo:color="#000000" loext:opacity="100%" style:font-name="Tahoma" fo:font-size="12pt" fo:letter-spacing="-0.016cm" fo:language="es" fo:country="ES" fo:font-style="italic" fo:font-weight="normal" officeooo:rsid="02e40a3a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57" style:family="text">
      <style:text-properties fo:font-variant="normal" fo:text-transform="none" fo:color="#000000" loext:opacity="100%" fo:font-size="11pt" fo:letter-spacing="-0.016cm" fo:language="es" fo:country="ES" fo:font-style="italic" fo:font-weight="bold" officeooo:rsid="001016ba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58" style:family="text">
      <style:text-properties fo:font-variant="normal" fo:text-transform="none" fo:color="#000000" loext:opacity="100%" fo:font-size="11pt" fo:letter-spacing="-0.016cm" fo:language="es" fo:country="ES" fo:font-style="italic" fo:font-weight="bold" officeooo:rsid="0019c41f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59" style:family="text">
      <style:text-properties fo:font-variant="normal" fo:text-transform="none" fo:color="#000000" loext:opacity="100%" fo:font-size="11pt" fo:letter-spacing="-0.016cm" fo:language="es" fo:country="ES" fo:font-style="italic" officeooo:rsid="001016ba" fo:background-color="transparent" loext:char-shading-value="0" style:font-size-asian="11pt" style:font-style-asian="italic" style:font-size-complex="11pt" style:font-style-complex="italic"/>
    </style:style>
    <style:style style:name="T60" style:family="text">
      <style:text-properties fo:font-variant="normal" fo:text-transform="none" fo:color="#000000" loext:opacity="100%" fo:font-size="11pt" fo:letter-spacing="-0.016cm" fo:language="es" fo:country="ES" fo:font-style="italic" style:text-underline-style="none" officeooo:rsid="001b4380" fo:background-color="transparent" loext:char-shading-value="0" style:font-size-asian="11pt" style:font-style-asian="italic" style:font-size-complex="11pt" style:font-style-complex="italic"/>
    </style:style>
    <style:style style:name="T61" style:family="text">
      <style:text-properties fo:font-variant="normal" fo:text-transform="none" fo:color="#000000" loext:opacity="100%" fo:font-size="11pt" fo:letter-spacing="-0.016cm" fo:language="es" fo:country="ES" fo:font-style="italic" style:text-underline-style="none" officeooo:rsid="001db308" fo:background-color="transparent" loext:char-shading-value="0" style:font-size-asian="11pt" style:font-style-asian="italic" style:font-size-complex="11pt" style:font-style-complex="italic"/>
    </style:style>
    <style:style style:name="T62" style:family="text">
      <style:text-properties fo:font-variant="normal" fo:text-transform="none" fo:color="#000000" loext:opacity="100%" fo:font-size="11pt" fo:letter-spacing="-0.016cm" fo:language="es" fo:country="ES" fo:font-style="italic" style:text-underline-style="none" officeooo:rsid="001f3eaf" fo:background-color="transparent" loext:char-shading-value="0" style:font-size-asian="11pt" style:font-style-asian="italic" style:font-size-complex="11pt" style:font-style-complex="italic"/>
    </style:style>
    <style:style style:name="T63" style:family="text">
      <style:text-properties fo:font-variant="normal" fo:text-transform="none" fo:color="#000000" loext:opacity="100%" fo:font-size="11pt" fo:letter-spacing="-0.016cm" fo:language="es" fo:country="ES" fo:font-style="italic" style:text-underline-style="none" officeooo:rsid="0022a15d" fo:background-color="transparent" loext:char-shading-value="0" style:font-size-asian="11pt" style:font-style-asian="italic" style:font-size-complex="11pt" style:font-style-complex="italic"/>
    </style:style>
    <style:style style:name="T64" style:family="text">
      <style:text-properties fo:font-variant="normal" fo:text-transform="none" fo:color="#000000" loext:opacity="100%" fo:letter-spacing="-0.016cm" fo:language="es" fo:country="ES" fo:font-weight="normal" officeooo:rsid="000cdd9d" fo:background-color="transparent" loext:char-shading-value="0" style:font-weight-asian="normal" style:font-weight-complex="normal"/>
    </style:style>
    <style:style style:name="T65" style:family="text">
      <style:text-properties fo:font-variant="normal" fo:text-transform="none" fo:color="#000000" loext:opacity="100%" fo:letter-spacing="-0.016cm" fo:language="es" fo:country="ES" fo:font-weight="normal" officeooo:rsid="001016ba" fo:background-color="transparent" loext:char-shading-value="0" style:font-weight-asian="normal" style:font-weight-complex="normal"/>
    </style:style>
    <style:style style:name="T66" style:family="text">
      <style:text-properties fo:font-variant="normal" fo:text-transform="none" fo:color="#000000" loext:opacity="100%" fo:letter-spacing="-0.016cm" fo:language="es" fo:country="ES" fo:font-style="italic" fo:font-weight="normal" officeooo:rsid="000cdd9d" fo:background-color="transparent" loext:char-shading-value="0" style:font-style-asian="italic" style:font-weight-asian="normal" style:font-style-complex="italic" style:font-weight-complex="normal"/>
    </style:style>
    <style:style style:name="T67" style:family="text">
      <style:text-properties fo:font-variant="normal" fo:text-transform="none" fo:color="#000000" loext:opacity="100%" fo:letter-spacing="-0.016cm" fo:language="es" fo:country="ES" fo:font-style="italic" fo:font-weight="normal" officeooo:rsid="001016ba" fo:background-color="transparent" loext:char-shading-value="0" style:font-style-asian="italic" style:font-weight-asian="normal" style:font-style-complex="italic" style:font-weight-complex="normal"/>
    </style:style>
    <style:style style:name="T68" style:family="text">
      <style:text-properties fo:font-variant="normal" fo:text-transform="none" fo:color="#000000" loext:opacity="100%" fo:letter-spacing="-0.016cm" fo:language="es" fo:country="ES" fo:font-style="italic" style:text-underline-style="none" fo:font-weight="normal" officeooo:rsid="0022a15d" fo:background-color="transparent" loext:char-shading-value="0" style:font-style-asian="italic" style:font-weight-asian="normal" style:font-style-complex="italic" style:font-weight-complex="normal"/>
    </style:style>
    <style:style style:name="T69" style:family="text">
      <style:text-properties fo:font-variant="normal" fo:text-transform="none" fo:color="#000000" loext:opacity="100%" fo:letter-spacing="-0.016cm" fo:language="es" fo:country="ES" fo:font-style="italic" style:text-underline-style="none" fo:font-weight="normal" officeooo:rsid="02a9ef69" fo:background-color="transparent" loext:char-shading-value="0" style:font-style-asian="italic" style:font-weight-asian="normal" style:font-style-complex="italic" style:font-weight-complex="normal"/>
    </style:style>
    <style:style style:name="T70" style:family="text">
      <style:text-properties fo:font-variant="normal" fo:text-transform="none" fo:color="#000000" loext:opacity="100%" fo:letter-spacing="-0.016cm" fo:language="es" fo:country="ES" fo:font-style="italic" style:text-underline-style="none" fo:font-weight="normal" officeooo:rsid="0020e557" fo:background-color="transparent" loext:char-shading-value="0" style:font-style-asian="italic" style:font-weight-asian="normal" style:font-style-complex="italic" style:font-weight-complex="normal"/>
    </style:style>
    <style:style style:name="T71" style:family="text">
      <style:text-properties fo:font-variant="normal" fo:text-transform="none" fo:color="#000000" loext:opacity="100%" fo:letter-spacing="-0.016cm" fo:language="es" fo:country="ES" fo:font-style="italic" style:text-underline-style="none" fo:font-weight="normal" officeooo:rsid="002c1514" fo:background-color="transparent" loext:char-shading-value="0" style:font-style-asian="italic" style:font-weight-asian="normal" style:font-style-complex="italic" style:font-weight-complex="normal"/>
    </style:style>
    <style:style style:name="T72" style:family="text">
      <style:text-properties fo:font-variant="normal" fo:text-transform="none" fo:color="#000000" loext:opacity="100%" fo:letter-spacing="-0.016cm" fo:language="es" fo:country="ES" fo:font-style="italic" style:text-underline-style="none" fo:font-weight="normal" officeooo:rsid="002ccc6c" fo:background-color="transparent" loext:char-shading-value="0" style:font-style-asian="italic" style:font-weight-asian="normal" style:font-style-complex="italic" style:font-weight-complex="normal"/>
    </style:style>
    <style:style style:name="T73" style:family="text">
      <style:text-properties fo:font-variant="normal" fo:text-transform="none" fo:color="#000000" loext:opacity="100%" style:font-name="Calibri" fo:font-size="11pt" fo:letter-spacing="-0.016cm" fo:language="es" fo:country="ES" fo:font-style="italic" style:text-underline-style="none" officeooo:rsid="001016ba" fo:background-color="transparent" loext:char-shading-value="0" style:font-size-asian="11pt" style:font-style-asian="italic" style:font-size-complex="11pt" style:font-style-complex="italic"/>
    </style:style>
    <style:style style:name="T74" style:family="text">
      <style:text-properties fo:font-variant="normal" fo:text-transform="none" fo:color="#000000" loext:opacity="100%" style:font-name="Calibri" fo:font-size="11pt" fo:letter-spacing="-0.016cm" fo:language="es" fo:country="ES" fo:font-style="italic" style:text-underline-style="none" officeooo:rsid="001b4380" fo:background-color="transparent" loext:char-shading-value="0" style:font-size-asian="11pt" style:font-style-asian="italic" style:font-size-complex="11pt" style:font-style-complex="italic"/>
    </style:style>
    <style:style style:name="T75" style:family="text">
      <style:text-properties fo:font-variant="normal" fo:text-transform="none" fo:color="#000000" loext:opacity="100%" style:font-name="Calibri" fo:font-size="11pt" fo:letter-spacing="-0.016cm" fo:language="es" fo:country="ES" fo:font-style="italic" style:text-underline-style="none" officeooo:rsid="0022a15d" fo:background-color="transparent" loext:char-shading-value="0" style:font-size-asian="11pt" style:font-style-asian="italic" style:font-size-complex="11pt" style:font-style-complex="italic"/>
    </style:style>
    <style:style style:name="T76" style:family="text">
      <style:text-properties fo:font-variant="normal" fo:text-transform="none" fo:color="#000000" loext:opacity="100%" style:font-name="Calibri" fo:font-size="11pt" fo:letter-spacing="-0.016cm" fo:language="es" fo:country="ES" fo:font-style="italic" style:text-underline-style="none" officeooo:rsid="0027a30f" fo:background-color="transparent" loext:char-shading-value="0" style:font-size-asian="11pt" style:font-style-asian="italic" style:font-size-complex="11pt" style:font-style-complex="italic"/>
    </style:style>
    <style:style style:name="T77" style:family="text">
      <style:text-properties fo:font-variant="normal" fo:text-transform="none" fo:color="#000000" loext:opacity="100%" style:font-name="Calibri" fo:font-size="11pt" fo:letter-spacing="-0.016cm" fo:language="es" fo:country="ES" fo:font-style="italic" style:text-underline-style="none" officeooo:rsid="002c1514" fo:background-color="transparent" loext:char-shading-value="0" style:font-size-asian="11pt" style:font-style-asian="italic" style:font-size-complex="11pt" style:font-style-complex="italic"/>
    </style:style>
    <style:style style:name="T78" style:family="text">
      <style:text-properties fo:font-variant="normal" fo:text-transform="none" fo:color="#000000" loext:opacity="100%" style:font-name="Calibri" fo:font-size="12pt" fo:letter-spacing="-0.016cm" fo:language="es" fo:country="ES" fo:font-style="italic" style:text-underline-style="none" fo:font-weight="normal" officeooo:rsid="001016ba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79" style:family="text">
      <style:text-properties fo:font-variant="normal" fo:text-transform="none" fo:color="#000000" loext:opacity="100%" style:font-name="Calibri" fo:font-size="12pt" fo:letter-spacing="-0.016cm" fo:language="es" fo:country="ES" fo:font-style="italic" style:text-underline-style="none" fo:font-weight="normal" officeooo:rsid="001b4380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80" style:family="text">
      <style:text-properties fo:font-variant="normal" fo:text-transform="none" fo:color="#000000" loext:opacity="100%" style:font-name="Calibri" fo:font-size="12pt" fo:letter-spacing="-0.016cm" fo:language="es" fo:country="ES" fo:font-style="normal" style:text-underline-style="none" fo:font-weight="normal" officeooo:rsid="001016b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variant="normal" fo:text-transform="none" fo:color="#000000" loext:opacity="100%" style:font-name="Calibri" fo:font-size="12pt" fo:letter-spacing="-0.016cm" fo:language="es" fo:country="ES" fo:font-style="italic" style:text-underline-style="none" fo:font-weight="normal" officeooo:rsid="02a9ef69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82" style:family="text">
      <style:text-properties fo:font-variant="normal" fo:text-transform="none" style:font-name="Calibri" fo:font-size="11pt" fo:font-style="italic" officeooo:rsid="001016ba" style:font-size-asian="11pt" style:font-style-asian="italic" style:font-size-complex="11pt" style:font-style-complex="italic"/>
    </style:style>
    <style:style style:name="T83" style:family="text">
      <style:text-properties fo:color="#ff0000" loext:opacity="100%" style:font-name="Calibri" fo:font-size="11pt" fo:font-style="normal" style:text-underline-style="none" fo:font-weight="normal" officeooo:rsid="00146cd5" style:font-size-asian="11pt" style:font-style-asian="normal" style:font-weight-asian="normal" style:font-size-complex="11pt" style:font-style-complex="normal" style:font-weight-complex="normal"/>
    </style:style>
    <style:style style:name="T84" style:family="text">
      <style:text-properties fo:color="#ff0000" loext:opacity="100%" fo:font-size="11pt" officeooo:rsid="00146cd5" style:font-size-asian="11pt" style:font-size-complex="11pt"/>
    </style:style>
    <style:style style:name="T85" style:family="text">
      <style:text-properties fo:color="#ff0000" loext:opacity="100%" fo:font-size="11pt" fo:font-style="normal" officeooo:rsid="00146cd5" style:font-size-asian="11pt" style:font-style-asian="normal" style:font-size-complex="11pt" style:font-style-complex="normal"/>
    </style:style>
    <style:style style:name="T86" style:family="text">
      <style:text-properties officeooo:rsid="0018f5e4"/>
    </style:style>
    <style:style style:name="T87" style:family="text">
      <style:text-properties officeooo:rsid="001db308"/>
    </style:style>
    <style:style style:name="T88" style:family="text">
      <style:text-properties officeooo:rsid="0020e5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T24">1.</text:span>B<text:span text:style-name="T1">á</text:span>sicas</text:p>
      <text:p text:style-name="P2">- <text:span text:style-name="T1">Mostrar todos los datos de la </text:span><text:span text:style-name="T17">tabla</text:span></text:p>
      <text:p text:style-name="P4">SELECT <text:span text:style-name="T12">*</text:span> FROM <text:span text:style-name="T12">Diamante</text:span>;</text:p>
      <text:p text:style-name="P4"/>
      <text:p text:style-name="P3">- Mostrar l<text:span text:style-name="T17">os datos de l</text:span>as columnas de la <text:span text:style-name="T17">tabla</text:span></text:p>
      <text:p text:style-name="P11">Muestra l<text:span text:style-name="T23">os datos de la columna diamanteID</text:span></text:p>
      <text:p text:style-name="P4">SELECT <text:span text:style-name="T12">diamanteID</text:span> FROM <text:span text:style-name="T12">Diamante</text:span>;</text:p>
      <text:p text:style-name="P1"/>
      <text:p text:style-name="P3">- Mostrar l<text:span text:style-name="T17">os datos de la</text:span>s columnas de la <text:span text:style-name="T17">tabla</text:span>, sin que se repitan</text:p>
      <text:p text:style-name="P11">Muestra l<text:span text:style-name="T23">os datos de la columna diamanteID sin repeticiones</text:span></text:p>
      <text:p text:style-name="P4">SELECT DISTINCT <text:span text:style-name="T12">diamanteID, quilates, precio</text:span> FROM <text:span text:style-name="T12">Diamante</text:span>;</text:p>
      <text:p text:style-name="P4"/>
      <text:p text:style-name="P45"><text:span text:style-name="T24">2.</text:span>Conjuntos</text:p>
      <text:p text:style-name="P2">- <text:span text:style-name="T17">Mostrar los datos cuyo valor sea exactamente el solicitado</text:span></text:p>
      <text:p text:style-name="P9">Muestra todos los diamantes que sean de valor ideal o premium</text:p>
      <text:p text:style-name="P21">SELECT * FROM Diamante </text:p>
      <text:p text:style-name="P21"><text:tab/>WHERE tallado IN ('Ideal', 'Premium');</text:p>
      <text:p text:style-name="P21"/>
      <text:p text:style-name="P22">SELECT * FROM Diamante </text:p>
      <text:p text:style-name="P6"><text:span text:style-name="T12"><text:tab/>WHERE tallado </text:span><text:span text:style-name="T13">NOT</text:span><text:span text:style-name="T12"> IN ('</text:span><text:span text:style-name="T13">Fair</text:span><text:span text:style-name="T12">', '</text:span><text:span text:style-name="T13">Good</text:span><text:span text:style-name="T12">', ‘</text:span><text:span text:style-name="T13">Very Good’</text:span><text:span text:style-name="T12">);</text:span></text:p>
      <text:p text:style-name="P1"/>
      <text:p text:style-name="P45"><text:span text:style-name="T24">3.</text:span>Operadores de Rango</text:p>
      <text:p text:style-name="P2">- <text:span text:style-name="T18">Mostrar los datos cuyo valor se encuentre entre los determinados rangos</text:span></text:p>
      <text:p text:style-name="P9">Muestra todos los diamantes que su precio se encuentre entre los 400 y 500</text:p>
      <text:p text:style-name="P5">SELECT <text:span text:style-name="T12">*</text:span> FROM <text:span text:style-name="T12">Diamante</text:span></text:p>
      <text:p text:style-name="P5"><text:tab/>WHERE <text:span text:style-name="T12">precio</text:span> &gt;= <text:span text:style-name="T12">400</text:span> AND <text:span text:style-name="T12">precio</text:span> &lt;= <text:span text:style-name="T12">500</text:span>;</text:p>
      <text:p text:style-name="P5"/>
      <text:p text:style-name="P5">SELECT <text:span text:style-name="T12">*</text:span> FROM <text:span text:style-name="T12">Diamante</text:span> </text:p>
      <text:p text:style-name="P5"><text:tab/>WHERE <text:span text:style-name="T12">precio</text:span> BETWEEN <text:span text:style-name="T12">400</text:span> AND <text:span text:style-name="T12">500</text:span>;</text:p>
      <text:p text:style-name="P1"><text:tab/></text:p>
      <text:p text:style-name="P5">SELECT <text:span text:style-name="T12">*</text:span> FROM <text:span text:style-name="T12">Diamante</text:span> </text:p>
      <text:p text:style-name="P5"><text:tab/>WHERE (<text:span text:style-name="T12">precio</text:span> NOT BETWEEN 0 AND <text:span text:style-name="T12">399)</text:span> AND (<text:span text:style-name="T12">precio</text:span> NOT BETWEEN <text:span text:style-name="T12">501 </text:span><text:span text:style-name="T19">AND</text:span><text:span text:style-name="T12"> 1</text:span><text:span text:style-name="T16">0</text:span><text:span text:style-name="T12">0000)</text:span>;</text:p>
      <text:p text:style-name="P5"/>
      <text:p text:style-name="P45"><text:span text:style-name="T24">4.</text:span>Valor Nulo</text:p>
      <text:p text:style-name="P2">- <text:span text:style-name="T20">Mostrar los datos cuyo valor sea nulo</text:span></text:p>
      <text:p text:style-name="P9">Muestra todos los diamantes cuyo dato precio sea nulo</text:p>
      <text:p text:style-name="P8">SELECT <text:span text:style-name="T12">*</text:span> FROM <text:span text:style-name="T12">Diamante</text:span></text:p>
      <text:p text:style-name="P8"><text:tab/>WHERE <text:span text:style-name="T12">precio</text:span> IS NULL;</text:p>
      <text:p text:style-name="P8"/>
      <text:p text:style-name="P9">Muestra todos los diamantes cuyo dato precio no sea nulo</text:p>
      <text:p text:style-name="P8">SELECT <text:span text:style-name="T12">*</text:span> FROM <text:span text:style-name="T12">Diamante</text:span></text:p>
      <text:p text:style-name="P8"><text:tab/>WHERE <text:span text:style-name="T12">precio</text:span> IS NOT NULL;</text:p>
      <text:p text:style-name="P1"/>
      <text:p text:style-name="P45"><text:span text:style-name="T24">5.</text:span>Patr<text:span text:style-name="T1">ó</text:span>n L<text:span text:style-name="T22">IKE</text:span></text:p>
      <text:p text:style-name="P1">- <text:span text:style-name="T20">Mostrar</text:span></text:p>
      <text:p text:style-name="P9">Muestra todos los diamantes cuyo tallado sea Good o Very Good</text:p>
      <text:p text:style-name="P13"><text:span text:style-name="T19">SELECT</text:span><text:span text:style-name="T12"> * </text:span><text:span text:style-name="T19">FROM</text:span><text:span text:style-name="T12"> Diamante </text:span></text:p>
      <text:p text:style-name="P16"><text:span text:style-name="T12"><text:tab/></text:span>WHERE<text:span text:style-name="T12"> tallado </text:span><text:span text:style-name="T21">LIKE</text:span><text:span text:style-name="T12"> (‘%</text:span><text:span text:style-name="T13">Good’</text:span><text:span text:style-name="T12">);</text:span></text:p>
      <text:p text:style-name="P24"/>
      <text:p text:style-name="P19"/>
      <text:p text:style-name="P54">Muestra los diamantes cuyos quila<text:span text:style-name="T24">t</text:span>es oscilen entre 0.70 y 0.79.</text:p>
      <text:p text:style-name="P14"><text:span text:style-name="T19">SELECT</text:span><text:span text:style-name="T12"> * </text:span><text:span text:style-name="T19">FROM</text:span><text:span text:style-name="T12"> Diamante </text:span></text:p>
      <text:p text:style-name="P17"><text:span text:style-name="T12"><text:tab/></text:span>WHERE<text:span text:style-name="T12"> </text:span><text:span text:style-name="T14">quilates</text:span><text:span text:style-name="T12"> </text:span><text:span text:style-name="T21">LIKE</text:span><text:span text:style-name="T12"> ‘</text:span><text:span text:style-name="T14">0.7%</text:span><text:span text:style-name="T13">’</text:span><text:span text:style-name="T12">;</text:span></text:p>
      <text:p text:style-name="P28"/>
      <text:p text:style-name="P19">Muestra los diamantes cuyo <text:span text:style-name="T22">identificador</text:span> no empiece por <text:span text:style-name="T22">1</text:span> ni acabe en <text:span text:style-name="T22">0 (m</text:span><text:span text:style-name="T24">ú</text:span><text:span text:style-name="T22">ltiplos de 10)</text:span>.</text:p>
      <text:p text:style-name="P14"><text:span text:style-name="T19">SELECT</text:span><text:span text:style-name="T12"> * </text:span><text:span text:style-name="T19">FROM</text:span><text:span text:style-name="T12"> Diamante </text:span></text:p>
      <text:p text:style-name="P17"><text:span text:style-name="T12"><text:tab/></text:span>WHERE<text:span text:style-name="T12"> diamanteID </text:span>NOT<text:span text:style-name="T12"> </text:span>LIKE<text:span text:style-name="T12"> '1_' </text:span>AND<text:span text:style-name="T12"> diamanteID </text:span>NOT<text:span text:style-name="T12"> </text:span>LIKE<text:span text:style-name="T12"> '%0';</text:span></text:p>
      <text:p text:style-name="P17"><text:span text:style-name="T12"/></text:p>
      <text:p text:style-name="P29"><text:span text:style-name="Strong_20_Emphasis"><text:span text:style-name="T35">NOTA: [%</text:span></text:span><text:span text:style-name="Strong_20_Emphasis"><text:span text:style-name="T36">] se utiliza para especificar un patrón de cero (0) o más caracteres.</text:span></text:span></text:p>
      <text:p text:style-name="P29"><text:span text:style-name="Strong_20_Emphasis"><text:span text:style-name="T35">NOTA: [_</text:span></text:span><text:span text:style-name="Strong_20_Emphasis"><text:span text:style-name="T36">] </text:span></text:span><text:span text:style-name="T85"><text:s/>se utiliza para hacer coincidir exactamente un carácter</text:span></text:p>
      <text:p text:style-name="P29"><text:span text:style-name="T84"/></text:p>
      <text:p text:style-name="P45"><text:span text:style-name="T24">6.</text:span>Limite de registros – <text:span text:style-name="T88">Patrón LIMIT</text:span></text:p>
      <text:p text:style-name="P12">- <text:span text:style-name="T18">Mostrar los datos </text:span><text:span text:style-name="T23">hasta el limite indicado</text:span></text:p>
      <text:p text:style-name="P11">Muestra <text:span text:style-name="T23">5</text:span> diamantes cuyo tallado sea <text:span text:style-name="T23">Premium</text:span></text:p>
      <text:p text:style-name="P7"><text:span text:style-name="T19">SELECT</text:span><text:span text:style-name="T12"> * </text:span><text:span text:style-name="T19">FROM</text:span><text:span text:style-name="T12"> Diamante </text:span></text:p>
      <text:p text:style-name="P7"><text:span text:style-name="T12"><text:tab/></text:span><text:span text:style-name="T19">WHERE</text:span><text:span text:style-name="T12"> tallado </text:span><text:span text:style-name="T19">IN</text:span><text:span text:style-name="T12"> ('Premium') </text:span><text:span text:style-name="T15">LIMIT 5</text:span><text:span text:style-name="T12">;</text:span></text:p>
      <text:p text:style-name="P23"/>
      <text:p text:style-name="P10">Muestra <text:span text:style-name="T23">los diamante que se encuentren en la 4º y 5º posici</text:span><text:span text:style-name="T24">ó</text:span><text:span text:style-name="T23">n</text:span> cuyo<text:span text:style-name="T23">s quilates se encuentren entre 0.7 y 0.79.</text:span></text:p>
      <text:p text:style-name="P15"><text:span text:style-name="T19">SELECT</text:span><text:span text:style-name="T12"> * </text:span><text:span text:style-name="T19">FROM</text:span><text:span text:style-name="T12"> Diamante </text:span></text:p>
      <text:p text:style-name="P18"><text:span text:style-name="T12"><text:tab/></text:span>WHERE<text:span text:style-name="T12"> </text:span><text:span text:style-name="T14">quilates</text:span><text:span text:style-name="T12"> </text:span><text:span text:style-name="T21">LIKE</text:span><text:span text:style-name="T12"> ‘</text:span><text:span text:style-name="T14">0.7%</text:span><text:span text:style-name="T13">’</text:span><text:span text:style-name="T14"> </text:span><text:span text:style-name="T23">LIMIT</text:span><text:span text:style-name="T15"> 3,2</text:span><text:span text:style-name="T12">;</text:span></text:p>
      <text:p text:style-name="P20"><text:span text:style-name="T12"/></text:p>
      <text:p text:style-name="P20">NOTA: <text:span text:style-name="T86">[3,2] el primero numero es la posición y el segundo las posiciones adicionales a añadir</text:span></text:p>
      <text:p text:style-name="P1"/>
      <text:p text:style-name="P45"><text:span text:style-name="T24">7.</text:span>Patr<text:span text:style-name="T1">ó</text:span>n REGEXP</text:p>
      <text:p text:style-name="P26">- <text:span text:style-name="T18">Mostrar los datos </text:span><text:span text:style-name="T24">que contengan el termino solicitado</text:span></text:p>
      <text:p text:style-name="P25"><text:span text:style-name="T2">Muestra los Diamantes cuyo tallado </text:span><text:span text:style-name="T3">sea </text:span><text:span text:style-name="T2">Good o Very Good.</text:span></text:p>
      <text:p text:style-name="P41"><text:span text:style-name="T19">SELECT</text:span><text:span text:style-name="T12"> * </text:span><text:span text:style-name="T19">FROM</text:span><text:span text:style-name="T12"> Diamante </text:span></text:p>
      <text:p text:style-name="P30"><text:span text:style-name="T12"><text:tab/></text:span>WHERE<text:span text:style-name="T12"> tallado </text:span><text:span text:style-name="T16">REGEXP</text:span><text:span text:style-name="T12"> ‘</text:span><text:span text:style-name="T13">Good’</text:span><text:span text:style-name="T12">;</text:span></text:p>
      <text:p text:style-name="P30"><text:span text:style-name="T12"/></text:p>
      <text:p text:style-name="P55">Muestra los diamantes cuyos quilares oscilen entre 0.70 y 0.79.</text:p>
      <text:p text:style-name="P41"><text:span text:style-name="T19">SELECT</text:span><text:span text:style-name="T12"> * </text:span><text:span text:style-name="T19">FROM</text:span><text:span text:style-name="T12"> Diamante </text:span></text:p>
      <text:p text:style-name="P30"><text:span text:style-name="T12"><text:tab/>WHERE </text:span><text:span text:style-name="T14">quilates</text:span><text:span text:style-name="T12"> </text:span><text:span text:style-name="T16">REGEXP</text:span><text:span text:style-name="T12"> ‘</text:span><text:span text:style-name="T16">^</text:span><text:span text:style-name="T14">0.7.</text:span><text:span text:style-name="T16">$</text:span><text:span text:style-name="T13">’</text:span><text:span text:style-name="T12">;</text:span></text:p>
      <text:p text:style-name="P32"><text:span text:style-name="Strong_20_Emphasis"><text:span text:style-name="T29"/></text:span></text:p>
      <text:p text:style-name="P57"><text:span text:style-name="Strong_20_Emphasis"><text:span text:style-name="T42">NOTA: [^</text:span></text:span><text:span text:style-name="Strong_20_Emphasis"><text:span text:style-name="T43">] se utiliza para </text:span></text:span><text:span text:style-name="Strong_20_Emphasis"><text:span text:style-name="T45">indicar que</text:span></text:span><text:span text:style-name="Strong_20_Emphasis"><text:span text:style-name="T43"> </text:span></text:span><text:span text:style-name="Strong_20_Emphasis"><text:span text:style-name="T45">es e</text:span></text:span><text:span text:style-name="Strong_20_Emphasis"><text:span text:style-name="T43">l pri</text:span></text:span><text:span text:style-name="Strong_20_Emphasis"><text:span text:style-name="T45">mer caracter</text:span></text:span><text:span text:style-name="Strong_20_Emphasis"><text:span text:style-name="T43"> </text:span></text:span><text:span text:style-name="Strong_20_Emphasis"><text:span text:style-name="T44">de</text:span></text:span><text:span text:style-name="Strong_20_Emphasis"><text:span text:style-name="T45">l</text:span></text:span><text:span text:style-name="Strong_20_Emphasis"><text:span text:style-name="T44"> </text:span></text:span><text:span text:style-name="Strong_20_Emphasis"><text:span text:style-name="T45">dato</text:span></text:span><text:span text:style-name="Strong_20_Emphasis"><text:span text:style-name="T43">. </text:span></text:span><text:span text:style-name="T83"><text:s/></text:span></text:p>
      <text:p text:style-name="P40"><text:span text:style-name="Strong_20_Emphasis"><text:span text:style-name="T31">NOTA: [</text:span></text:span><text:span text:style-name="Strong_20_Emphasis"><text:span text:style-name="T30">$</text:span></text:span><text:span text:style-name="Strong_20_Emphasis"><text:span text:style-name="T32">] se utiliza para </text:span></text:span><text:span text:style-name="Strong_20_Emphasis"><text:span text:style-name="T34">indicar que</text:span></text:span><text:span text:style-name="Strong_20_Emphasis"><text:span text:style-name="T32"> </text:span></text:span><text:span text:style-name="Strong_20_Emphasis"><text:span text:style-name="T34">es e</text:span></text:span><text:span text:style-name="Strong_20_Emphasis"><text:span text:style-name="T32">l </text:span></text:span><text:span text:style-name="Strong_20_Emphasis"><text:span text:style-name="T34">ultimo</text:span></text:span><text:span text:style-name="Strong_20_Emphasis"><text:span text:style-name="T32"> </text:span></text:span><text:span text:style-name="Strong_20_Emphasis"><text:span text:style-name="T34">carácter </text:span></text:span><text:span text:style-name="Strong_20_Emphasis"><text:span text:style-name="T33">de</text:span></text:span><text:span text:style-name="Strong_20_Emphasis"><text:span text:style-name="T34">l</text:span></text:span><text:span text:style-name="Strong_20_Emphasis"><text:span text:style-name="T33"> </text:span></text:span><text:span text:style-name="Strong_20_Emphasis"><text:span text:style-name="T34">dato</text:span></text:span><text:span text:style-name="Strong_20_Emphasis"><text:span text:style-name="T32">. <text:s/></text:span></text:span></text:p>
      <text:p text:style-name="P33"><text:span text:style-name="Strong_20_Emphasis"><text:span text:style-name="T28"/></text:span></text:p>
      <text:p text:style-name="P35"><text:span text:style-name="Strong_20_Emphasis"><text:span text:style-name="T57">Muestra los diamantes cuya claridad NO incluya </text:span></text:span><text:span text:style-name="Strong_20_Emphasis"><text:span text:style-name="T58">el caracter</text:span></text:span><text:span text:style-name="Strong_20_Emphasis"><text:span text:style-name="T57"> ‘S’.</text:span></text:span></text:p>
      <text:p text:style-name="P36"><text:span text:style-name="Strong_20_Emphasis"><text:span text:style-name="T64">SELECT * FROM </text:span></text:span><text:span text:style-name="Strong_20_Emphasis"><text:span text:style-name="T66">Diamante</text:span></text:span><text:span text:style-name="Strong_20_Emphasis"><text:span text:style-name="T64"> </text:span></text:span></text:p>
      <text:p text:style-name="P36"><text:span text:style-name="Strong_20_Emphasis"><text:span text:style-name="T64"><text:tab/>WHERE </text:span></text:span><text:span text:style-name="Strong_20_Emphasis"><text:span text:style-name="T66">claridad</text:span></text:span><text:span text:style-name="Strong_20_Emphasis"><text:span text:style-name="T64"> NOT REGEXP '(</text:span></text:span><text:span text:style-name="Strong_20_Emphasis"><text:span text:style-name="T66">S</text:span></text:span><text:span text:style-name="Strong_20_Emphasis"><text:span text:style-name="T64">)';</text:span></text:span></text:p>
      <text:p text:style-name="P34"><text:span text:style-name="Strong_20_Emphasis"><text:span text:style-name="T56"/></text:span></text:p>
      <text:p text:style-name="P36"><text:span text:style-name="Strong_20_Emphasis"><text:span text:style-name="T59">Muestra los diamantes cuyo número de tabla no empiece por 6 ni acabe en 5.</text:span></text:span></text:p>
      <text:p text:style-name="P36"><text:span text:style-name="Strong_20_Emphasis"><text:span text:style-name="T64">SELECT</text:span></text:span><text:span text:style-name="Strong_20_Emphasis"><text:span text:style-name="T65"> * </text:span></text:span><text:span text:style-name="Strong_20_Emphasis"><text:span text:style-name="T64">FROM</text:span></text:span><text:span text:style-name="Strong_20_Emphasis"><text:span text:style-name="T65"> </text:span></text:span><text:span text:style-name="Strong_20_Emphasis"><text:span text:style-name="T67">Diamante</text:span></text:span><text:span text:style-name="Strong_20_Emphasis"><text:span text:style-name="T65"> </text:span></text:span></text:p>
      <text:p text:style-name="P36"><text:span text:style-name="Strong_20_Emphasis"><text:span text:style-name="T65"><text:tab/>WHERE </text:span></text:span><text:span text:style-name="Strong_20_Emphasis"><text:span text:style-name="T67">tabla</text:span></text:span><text:span text:style-name="Strong_20_Emphasis"><text:span text:style-name="T65"> REGEXP '^[^</text:span></text:span><text:span text:style-name="Strong_20_Emphasis"><text:span text:style-name="T67">6</text:span></text:span><text:span text:style-name="Strong_20_Emphasis"><text:span text:style-name="T65">].*[^</text:span></text:span><text:span text:style-name="Strong_20_Emphasis"><text:span text:style-name="T67">5</text:span></text:span><text:span text:style-name="Strong_20_Emphasis"><text:span text:style-name="T65">]$';</text:span></text:span></text:p>
      <text:p text:style-name="P36"><text:span text:style-name="Strong_20_Emphasis"><text:span text:style-name="T65"/></text:span></text:p>
      <text:p text:style-name="P36"><text:span text:style-name="Strong_20_Emphasis"><text:span text:style-name="T37">NOTA: [*</text:span></text:span><text:span text:style-name="Strong_20_Emphasis"><text:span text:style-name="T38">] </text:span></text:span><text:span text:style-name="Strong_20_Emphasis"><text:span text:style-name="T39">se utiliza para coincidir con cero(0) o más instancias de las cadenas que lo preceden.</text:span></text:span></text:p>
      <text:p text:style-name="P36"><text:span text:style-name="Strong_20_Emphasis"><text:span text:style-name="T37">NOTA: [.</text:span></text:span><text:span text:style-name="Strong_20_Emphasis"><text:span text:style-name="T38">] </text:span></text:span><text:span text:style-name="Strong_20_Emphasis"><text:span text:style-name="T39">se utiliza para </text:span></text:span></text:p>
      <text:p text:style-name="P36"><text:span text:style-name="Strong_20_Emphasis"><text:span text:style-name="T39"/></text:span></text:p>
      <text:p text:style-name="P56"><text:span text:style-name="Strong_20_Emphasis"><text:span text:style-name="T82"/></text:span></text:p>
      <text:p text:style-name="P60"><text:span text:style-name="Strong_20_Emphasis"><text:span text:style-name="T73">Muestra los </text:span></text:span><text:span text:style-name="Strong_20_Emphasis"><text:span text:style-name="T74">diamantes</text:span></text:span><text:span text:style-name="Strong_20_Emphasis"><text:span text:style-name="T73"> cuy</text:span></text:span><text:span text:style-name="Strong_20_Emphasis"><text:span text:style-name="T74">o</text:span></text:span><text:span text:style-name="Strong_20_Emphasis"><text:span text:style-name="T73"> </text:span></text:span><text:span text:style-name="Strong_20_Emphasis"><text:span text:style-name="T74">identificador</text:span></text:span><text:span text:style-name="Strong_20_Emphasis"><text:span text:style-name="T73"> sea de ciento y pico</text:span></text:span><text:span text:style-name="Strong_20_Emphasis"><text:span text:style-name="T74">(100 – 199)</text:span></text:span><text:span text:style-name="Strong_20_Emphasis"><text:span text:style-name="T73">.</text:span></text:span></text:p>
      <text:p text:style-name="P61"><text:span text:style-name="Strong_20_Emphasis"><text:span text:style-name="T80">SELECT </text:span></text:span><text:span text:style-name="Strong_20_Emphasis"><text:span text:style-name="T78">*</text:span></text:span><text:span text:style-name="Strong_20_Emphasis"><text:span text:style-name="T80"> FROM </text:span></text:span><text:span text:style-name="Strong_20_Emphasis"><text:span text:style-name="T79">Diamante</text:span></text:span><text:span text:style-name="Strong_20_Emphasis"><text:span text:style-name="T80"> <text:s/></text:span></text:span></text:p>
      <text:p text:style-name="P61"><text:span text:style-name="Strong_20_Emphasis"><text:span text:style-name="T80"><text:tab/>WHERE </text:span></text:span><text:span text:style-name="Strong_20_Emphasis"><text:span text:style-name="T79">diamanteID</text:span></text:span><text:span text:style-name="Strong_20_Emphasis"><text:span text:style-name="T80"> REGEXP ‘^1[</text:span></text:span><text:span text:style-name="Strong_20_Emphasis"><text:span text:style-name="T78">0-9</text:span></text:span><text:span text:style-name="Strong_20_Emphasis"><text:span text:style-name="T80">]{</text:span></text:span><text:span text:style-name="Strong_20_Emphasis"><text:span text:style-name="T78">2,2</text:span></text:span><text:span text:style-name="Strong_20_Emphasis"><text:span text:style-name="T80">}$’;</text:span></text:span></text:p>
      <text:p text:style-name="P61"><text:span text:style-name="Strong_20_Emphasis"><text:span text:style-name="T73"/></text:span></text:p>
      <text:p text:style-name="P58"><text:span text:style-name="Strong_20_Emphasis"><text:span text:style-name="T46">NOTA: [</text:span></text:span><text:span text:style-name="Strong_20_Emphasis"><text:span text:style-name="T49">0-9</text:span></text:span><text:span text:style-name="Strong_20_Emphasis"><text:span text:style-name="T47">] </text:span></text:span><text:span text:style-name="Strong_20_Emphasis"><text:span text:style-name="T48">se usa para unir cualquier dígito desde 0 hasta 9 </text:span></text:span></text:p>
      <text:p text:style-name="P38"><text:span text:style-name="Strong_20_Emphasis"><text:span text:style-name="T37">NOTA: [</text:span></text:span><text:span text:style-name="Strong_20_Emphasis"><text:span text:style-name="T40">{2,2}</text:span></text:span><text:span text:style-name="Strong_20_Emphasis"><text:span text:style-name="T38">] </text:span></text:span><text:span text:style-name="Strong_20_Emphasis"><text:span text:style-name="T39">se utiliza para </text:span></text:span></text:p>
      <text:p text:style-name="P38"><text:span text:style-name="Strong_20_Emphasis"><text:span text:style-name="T48"/></text:span></text:p>
      <text:p text:style-name="P61"><text:span text:style-name="T26">8.</text:span><text:span text:style-name="T25">Ordenaci</text:span><text:span text:style-name="T26">ó</text:span><text:span text:style-name="T25">n – </text:span><text:span text:style-name="T27">Patrón ORDER BY</text:span></text:p>
      <text:p text:style-name="P27">- <text:span text:style-name="T18">Mostrar los datos </text:span><text:span text:style-name="T87">según el orden indicado</text:span></text:p>
      <text:p text:style-name="P49"><text:span text:style-name="Strong_20_Emphasis"><text:span text:style-name="T60">Muestra los diamantes ordenados por sus quilates de forma descendente.</text:span></text:span></text:p>
      <text:p text:style-name="P52">SELECT * FROM <text:span text:style-name="T12">Diamante</text:span> </text:p>
      <text:p text:style-name="P52"><text:tab/>ORDER BY <text:span text:style-name="T12">quilates</text:span> DESC;</text:p>
      <text:p text:style-name="P1"/>
      <text:p text:style-name="P50"><text:span text:style-name="Strong_20_Emphasis"><text:span text:style-name="T60">Muestra los diamantes ordenados </text:span></text:span><text:span text:style-name="Strong_20_Emphasis"><text:span text:style-name="T61">de forma</text:span></text:span><text:span text:style-name="Strong_20_Emphasis"><text:span text:style-name="T60"> ascendent</text:span></text:span><text:span text:style-name="Strong_20_Emphasis"><text:span text:style-name="T61">e </text:span></text:span><text:span text:style-name="Strong_20_Emphasis"><text:span text:style-name="T60">p</text:span></text:span><text:span text:style-name="Strong_20_Emphasis"><text:span text:style-name="T62">or</text:span></text:span><text:span text:style-name="Strong_20_Emphasis"><text:span text:style-name="T60"> precio y tallado.</text:span></text:span></text:p>
      <text:p text:style-name="P42"><text:span text:style-name="T4">SELECT </text:span><text:span text:style-name="T8">*</text:span><text:span text:style-name="T4"> FROM </text:span><text:span text:style-name="T8">Diamant</text:span><text:span text:style-name="T9">e</text:span></text:p>
      <text:p text:style-name="P42"><text:span text:style-name="T5"><text:tab/></text:span><text:span text:style-name="T4">ORDER BY </text:span><text:span text:style-name="T8">precio</text:span><text:span text:style-name="T4"> ASC, </text:span><text:span text:style-name="T8">tallado</text:span><text:span text:style-name="T4"> ASC;</text:span></text:p>
      <text:p text:style-name="P42"><text:span text:style-name="T4"/></text:p>
      <text:p text:style-name="P51"><text:span text:style-name="Strong_20_Emphasis"><text:span text:style-name="T60">Muestra los diamantes ordenados </text:span></text:span><text:span text:style-name="Strong_20_Emphasis"><text:span text:style-name="T61">de forma</text:span></text:span><text:span text:style-name="Strong_20_Emphasis"><text:span text:style-name="T60"> ascendent</text:span></text:span><text:span text:style-name="Strong_20_Emphasis"><text:span text:style-name="T61">e </text:span></text:span><text:span text:style-name="Strong_20_Emphasis"><text:span text:style-name="T60">p</text:span></text:span><text:span text:style-name="Strong_20_Emphasis"><text:span text:style-name="T62">or</text:span></text:span><text:span text:style-name="Strong_20_Emphasis"><text:span text:style-name="T60"> </text:span></text:span><text:span text:style-name="Strong_20_Emphasis"><text:span text:style-name="T62">quilates y descendente por</text:span></text:span><text:span text:style-name="Strong_20_Emphasis"><text:span text:style-name="T60"> </text:span></text:span><text:span text:style-name="Strong_20_Emphasis"><text:span text:style-name="T62">quilates</text:span></text:span><text:span text:style-name="Strong_20_Emphasis"><text:span text:style-name="T60">.</text:span></text:span></text:p>
      <text:p text:style-name="P43"><text:span text:style-name="T4">SELECT </text:span><text:span text:style-name="T8">*</text:span><text:span text:style-name="T4"> FROM </text:span><text:span text:style-name="T8">Diamant</text:span><text:span text:style-name="T9">e</text:span></text:p>
      <text:p text:style-name="P43"><text:span text:style-name="T5"><text:tab/></text:span><text:span text:style-name="T4">ORDER BY </text:span><text:span text:style-name="T10">quilates</text:span><text:span text:style-name="T4"> ASC, </text:span><text:span text:style-name="T10">precio</text:span><text:span text:style-name="T4"> ASC;</text:span></text:p>
      <text:p text:style-name="P39"><text:span text:style-name="Strong_20_Emphasis"><text:span text:style-name="T37"/></text:span></text:p>
      <text:p text:style-name="P39"><text:span text:style-name="Strong_20_Emphasis"><text:span text:style-name="T37">NOTA: </text:span></text:span><text:span text:style-name="Strong_20_Emphasis"><text:span text:style-name="T41">primero ordena el primer termino y cuando coinciden dos valores en el primer termino realiza la ordenación según el segundo termino</text:span></text:span></text:p>
      <text:p text:style-name="P39"><text:span text:style-name="Strong_20_Emphasis"><text:span text:style-name="T39"><text:s/></text:span></text:span></text:p>
      <text:p text:style-name="P45"><text:span text:style-name="T24">9.</text:span>Multitabla - Composici<text:span text:style-name="T24">ó</text:span>n Interna</text:p>
      <text:p text:style-name="P1"/>
      <text:p text:style-name="P1"/>
      <text:p text:style-name="P1"/>
      <text:p text:style-name="P45"><text:span text:style-name="T24">10.</text:span>Multitabla - Composici<text:span text:style-name="T24">ó</text:span>n Externa</text:p>
      <text:p text:style-name="P1"/>
      <text:p text:style-name="P1"/>
      <text:p text:style-name="P1"/>
      <text:p text:style-name="P45"><text:span text:style-name="T24">11.</text:span>Agrupaciones – <text:span text:style-name="T88">Patrón GROUP BY</text:span></text:p>
      <text:p text:style-name="P46"><text:span text:style-name="Strong_20_Emphasis"><text:span text:style-name="T60">Muestra </text:span></text:span><text:span text:style-name="Strong_20_Emphasis"><text:span text:style-name="T63">cuantos diamantes hay según sus quilates indicándolo en una nueva columna llamada “cantidad”</text:span></text:span></text:p>
      <text:p text:style-name="P62"><text:span text:style-name="T6">SELECT quilates, </text:span><text:span text:style-name="T7">COUNT</text:span><text:span text:style-name="T6">(*) AS "Cantidad" FROM Diamante GROUP BY quilates;</text:span></text:p>
      <text:p text:style-name="P44"><text:span text:style-name="T11"/></text:p>
      <text:p text:style-name="P47"><text:span text:style-name="Strong_20_Emphasis"><text:span text:style-name="T60">Muestra </text:span></text:span><text:span text:style-name="Strong_20_Emphasis"><text:span text:style-name="T63">cuantos diamantes hay según sus quilates, tallado, color, claridad y tabla indicándolo en una nueva columna llamada “cantidad”</text:span></text:span></text:p>
      <text:p text:style-name="P63"><text:span text:style-name="Strong_20_Emphasis"><text:span text:style-name="T69">SELECT quilates, </text:span></text:span><text:span text:style-name="Strong_20_Emphasis"><text:span text:style-name="T68">tallado, color, claridad, tabla</text:span></text:span><text:span text:style-name="Strong_20_Emphasis"><text:span text:style-name="T69"> </text:span></text:span><text:span text:style-name="Strong_20_Emphasis"><text:span text:style-name="T70">COUNT</text:span></text:span><text:span text:style-name="Strong_20_Emphasis"><text:span text:style-name="T69">(*) AS "</text:span></text:span><text:span text:style-name="Strong_20_Emphasis"><text:span text:style-name="T68">c</text:span></text:span><text:span text:style-name="Strong_20_Emphasis"><text:span text:style-name="T69">antidad" FROM Diamante </text:span></text:span></text:p>
      <text:p text:style-name="P63"><text:span text:style-name="Strong_20_Emphasis"><text:span text:style-name="T69">GROUP BY quilates, </text:span></text:span><text:span text:style-name="Strong_20_Emphasis"><text:span text:style-name="T68">tallado, color, claridad, tabla</text:span></text:span><text:span text:style-name="Strong_20_Emphasis"><text:span text:style-name="T69">;</text:span></text:span></text:p>
      <text:p text:style-name="P63"><text:span text:style-name="Strong_20_Emphasis"><text:span text:style-name="T81"/></text:span></text:p>
      <text:p text:style-name="P70"><text:span text:style-name="Strong_20_Emphasis"><text:span text:style-name="T72">Muestra la cantidad</text:span></text:span></text:p>
      <text:p text:style-name="P63"><text:span text:style-name="Strong_20_Emphasis"><text:span text:style-name="T81"/></text:span></text:p>
      <text:p text:style-name="P67"><text:span text:style-name="Strong_20_Emphasis"><text:span text:style-name="T75">Muestra </text:span></text:span><text:span text:style-name="Strong_20_Emphasis"><text:span text:style-name="T76">la </text:span></text:span><text:span text:style-name="Strong_20_Emphasis"><text:span text:style-name="T77">cantidad de diamantes con los mismos quilates y calcula su media.</text:span></text:span></text:p>
      <text:p text:style-name="P68"><text:span text:style-name="Strong_20_Emphasis"><text:span text:style-name="T69">SELECT quilates, COUNT(*), AVG(precio) FROM Diamante</text:span></text:span></text:p>
      <text:p text:style-name="P69"><text:span text:style-name="Strong_20_Emphasis"><text:span text:style-name="T69"><text:tab/>WHERE quilates BETWEEN 0 AND 1 </text:span></text:span><text:span text:style-name="Strong_20_Emphasis"><text:span text:style-name="T71">GROUP BY</text:span></text:span><text:span text:style-name="Strong_20_Emphasis"><text:span text:style-name="T69"> <text:s/>1;</text:span></text:span></text:p>
      <text:p text:style-name="P67"><text:span text:style-name="Strong_20_Emphasis"><text:span text:style-name="T76"/></text:span></text:p>
      <text:p text:style-name="P64"><text:span text:style-name="Strong_20_Emphasis"><text:span text:style-name="T46">NOTA:</text:span></text:span><text:span text:style-name="Strong_20_Emphasis"><text:span text:style-name="T50"> </text:span></text:span><text:span text:style-name="Strong_20_Emphasis"><text:span text:style-name="T51">[COUNT()] </text:span></text:span><text:span text:style-name="Strong_20_Emphasis"><text:span text:style-name="T50">devuelve el número total de valores en el campo especificado</text:span></text:span></text:p>
      <text:p text:style-name="P64"><text:span text:style-name="Strong_20_Emphasis"><text:span text:style-name="T46">NOTA:</text:span></text:span><text:span text:style-name="Strong_20_Emphasis"><text:span text:style-name="T50"> </text:span></text:span><text:span text:style-name="Strong_20_Emphasis"><text:span text:style-name="T51">[MAX()] se utiliza para devolver</text:span></text:span><text:span text:style-name="Strong_20_Emphasis"><text:span text:style-name="T50"> el valor m</text:span></text:span><text:span text:style-name="Strong_20_Emphasis"><text:span text:style-name="T55">ayor</text:span></text:span><text:span text:style-name="Strong_20_Emphasis"><text:span text:style-name="T50"> del campo de tabla especificado.</text:span></text:span></text:p>
      <text:p text:style-name="P64"><text:span text:style-name="Strong_20_Emphasis"><text:span text:style-name="T46">NOTA:</text:span></text:span><text:span text:style-name="Strong_20_Emphasis"><text:span text:style-name="T50"> </text:span></text:span><text:span text:style-name="Strong_20_Emphasis"><text:span text:style-name="T51">[MIN()] se utiliza para devolver</text:span></text:span><text:span text:style-name="Strong_20_Emphasis"><text:span text:style-name="T50"> el valor </text:span></text:span><text:span text:style-name="Strong_20_Emphasis"><text:span text:style-name="T55">menor </text:span></text:span><text:span text:style-name="Strong_20_Emphasis"><text:span text:style-name="T50">del campo de tabla especificado.</text:span></text:span></text:p>
      <text:p text:style-name="P65"><text:soft-page-break/><text:span text:style-name="Strong_20_Emphasis"><text:span text:style-name="T46">NOTA:</text:span></text:span><text:span text:style-name="Strong_20_Emphasis"><text:span text:style-name="T50"> </text:span></text:span><text:span text:style-name="Strong_20_Emphasis"><text:span text:style-name="T51">[</text:span></text:span><text:span text:style-name="Strong_20_Emphasis"><text:span text:style-name="T52">CONVERT</text:span></text:span><text:span text:style-name="Strong_20_Emphasis"><text:span text:style-name="T51">()] se utiliza para </text:span></text:span><text:span text:style-name="Strong_20_Emphasis"><text:span text:style-name="T55">convertir el tipo de dato a otro, es decir, por ejemplo VARCHAR A INT. </text:span></text:span></text:p>
      <text:p text:style-name="P66"><text:span text:style-name="Strong_20_Emphasis"><text:span text:style-name="T46">NOTA:</text:span></text:span><text:span text:style-name="Strong_20_Emphasis"><text:span text:style-name="T50"> </text:span></text:span><text:span text:style-name="Strong_20_Emphasis"><text:span text:style-name="T51">[</text:span></text:span><text:span text:style-name="Strong_20_Emphasis"><text:span text:style-name="T53">AVG</text:span></text:span><text:span text:style-name="Strong_20_Emphasis"><text:span text:style-name="T51">()] se utiliza para dev</text:span></text:span><text:span text:style-name="Strong_20_Emphasis"><text:span text:style-name="T54">olver</text:span></text:span><text:span text:style-name="Strong_20_Emphasis"><text:span text:style-name="T51"> </text:span></text:span><text:span text:style-name="Strong_20_Emphasis"><text:span text:style-name="T54">la media</text:span></text:span><text:span text:style-name="Strong_20_Emphasis"><text:span text:style-name="T51"> de los valores en una columna especificada</text:span></text:span></text:p>
      <text:p text:style-name="P64"><text:span text:style-name="Strong_20_Emphasis"><text:span text:style-name="T50"/></text:span></text:p>
      <text:h text:style-name="Heading_20_3" text:outline-level="3"><text:span text:style-name="Strong_20_Emphasis"><text:span text:style-name="T51">NOTA: [HAVING] es opcional; se utiliza para restringir las filas afectadas por la cláusula GROUP BY. Es similar a la cláusula WHERE.</text:span></text:span><text:span text:style-name="Strong_20_Emphasis"><text:span text:style-name="T52">TT</text:span>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, sans-serif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4T11:55:25.634000000</meta:creation-date>
    <dc:date>2023-03-14T21:42:16.266000000</dc:date>
    <meta:editing-duration>PT44M4S</meta:editing-duration>
    <meta:editing-cycles>4</meta:editing-cycles>
    <meta:generator>LibreOffice/7.3.4.2$Windows_X86_64 LibreOffice_project/728fec16bd5f605073805c3c9e7c4212a0120dc5</meta:generator>
    <meta:document-statistic meta:table-count="0" meta:image-count="0" meta:object-count="0" meta:page-count="4" meta:paragraph-count="110" meta:word-count="862" meta:character-count="5258" meta:non-whitespace-character-count="4450"/>
  </office:meta>
</office:document-meta>
</file>